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5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SIERRA RAMOS RONI GILDER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5499146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ABANCAY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SIERRA RAMOS RONI GILDER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5499146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31 741 698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31/08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ASM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4549914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.05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05</text:p>
            <text:p text:style-name="P6"/>
          </table:table-cell>
        </table:table-row>
        <table:table-row>
          <table:table-cell table:style-name="Tableau1.A2" office:value-type="string">
            <text:p text:style-name="P6">P004 - Pollo BB Fr. Negro<text:line-break/>Frances</text:p>
          </table:table-cell>
          <table:table-cell table:style-name="Tableau1.A2" office:value-type="string">
            <text:p text:style-name="P7">2.05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05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41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ASM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5/08/2021</text:p>
          </table:table-cell>
          <table:table-cell table:style-name="Tabla2.A3" office:value-type="string">
            <text:p text:style-name="P22">247413</text:p>
          </table:table-cell>
          <table:table-cell table:style-name="Tabla2.D3" office:value-type="string">
            <text:p text:style-name="P23">414.5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8-044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5T22:04:35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